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Tests.resolveArgumentWithEmptyBod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ProcessorTests.jacksonTypeInfo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EntityMethodProcessorTests.handleReturnValueChar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r.Bar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Tests.handleReturnValueWithMalformedAccept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cksonController.hand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Tests.resolveArgumentTypeVari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EntityMethodProcessorTests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BinderFactory.createBinder( NativeWebRequest webRequest ,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entClass.getParen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lass.ParentClass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Tests.handle( HttpEntity &lt; List &lt; SimpleBean &gt; &gt; arg1 , HttpEntity &lt; SimpleBean &gt;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EntityMethod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ProcessorTests.handleReturnValueWithETagAndETag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rentClass.setParentProperty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EntityMethodProcessorTests.resolveGenericArg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EntityMethodProcessorTests.resolveArg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entClass.Par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ParameterizedController.handleDto( HttpEntity &lt; DTO &gt; 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